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7.428cm" fo:min-width="17.178cm" fo:padding-top="0.176cm" fo:padding-bottom="0.176cm" fo:padding-left="0.301cm" fo:padding-right="0.301cm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0.064cm" fo:min-width="0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.065cm" fo:min-width="0cm"/>
    </style:style>
    <style:style style:name="gr4" style:family="graphic" style:parent-style-name="objectwithoutfill">
      <style:graphic-properties svg:stroke-width="0.102cm" svg:stroke-color="#ff9900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00ff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cc00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7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45cm" svg:height="0.444cm" svg:x="5.669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44cm" svg:height="0.445cm" svg:x="2.651cm" svg:y="8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444cm" svg:height="0.444cm" svg:x="17.00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445cm" svg:height="0.445cm" svg:x="4.263cm" svg:y="5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0.444cm" svg:height="0.445cm" svg:x="2.651cm" svg:y="12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6" draw:id="id6" draw:layer="layout" svg:width="0.445cm" svg:height="0.445cm" svg:x="9.807cm" svg:y="17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444cm" svg:height="0.445cm" svg:x="12.218cm" svg:y="1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45cm" svg:height="0.445cm" svg:x="4.984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44cm" svg:height="0.445cm" svg:x="15.718cm" svg:y="1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44cm" svg:height="0.445cm" svg:x="10.619cm" svg:y="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44cm" svg:height="0.444cm" svg:x="16.702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444cm" svg:height="0.445cm" svg:x="15.219cm" svg:y="14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45cm" svg:height="0.445cm" svg:x="8.807cm" svg:y="17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095cm" svg:y1="12.355cm" svg:x2="17.001cm" svg:y2="8.388cm" draw:start-shape="id1" draw:start-glue-point="10" draw:end-shape="id2" draw:end-glue-point="6" svg:d="M3095 12355l13906-3967" svg:viewBox="0 0 13907 3968">
          <text:p/>
        </draw:connector>
        <draw:connector draw:style-name="gr5" draw:text-style-name="P1" draw:layer="layout" draw:type="line" svg:x1="4.643cm" svg:y1="5.812cm" svg:x2="15.284cm" svg:y2="14.414cm" draw:start-shape="id3" draw:start-glue-point="9" draw:end-shape="id4" draw:end-glue-point="5" svg:d="M4643 5812l10641 8602" svg:viewBox="0 0 10642 8603">
          <text:p/>
        </draw:connector>
        <draw:connector draw:style-name="gr6" draw:text-style-name="P1" draw:layer="layout" draw:type="line" svg:x1="12.44cm" svg:y1="2.427cm" svg:x2="10.03cm" svg:y2="17.226cm" draw:start-shape="id5" draw:start-glue-point="8" draw:end-shape="id6" draw:end-glue-point="4" svg:d="M12440 2427l-2410 14799" svg:viewBox="0 0 2411 14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16:12:41.398449904</meta:creation-date>
    <dc:date>2016-10-15T22:01:58.909751038</dc:date>
    <dc:creator>and </dc:creator>
    <meta:editing-duration>PT34M10S</meta:editing-duration>
    <meta:editing-cycles>5</meta:editing-cycles>
    <meta:generator>LibreOffice/5.0.6.2$Linux_X86_64 LibreOffice_project/00m0$Build-2</meta:generator>
    <meta:document-statistic meta:object-count="17"/>
  </office:meta>
</office:document-meta>
</file>